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473cm"/>
    </style:style>
    <style:style style:name="co2" style:family="table-column">
      <style:table-column-properties fo:break-before="auto" style:column-width="7.597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9.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3" office:value-type="string" calcext:value-type="string">
            <text:p>Livrable 1 :</text:p>
          </table:table-cell>
          <table:table-cell table:style-name="Default" office:value-type="string" calcext:value-type="string">
            <text:p>( compléter seulement les cellules en jaune, sans changer de référence, avec les consignes entre parenthèses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e de TP 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e de SAE :</text:p>
          </table:table-cell>
          <table:table-cell table:style-name="ce17"/>
          <table:table-cell table:number-columns-repeated="2"/>
        </table:table-row>
        <table:table-row table:style-name="ro1">
          <table:table-cell table:style-name="ce14" office:value-type="string" calcext:value-type="string">
            <text:p>Nom de l’entreprise :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NOM prénom du référent :</text:p>
          </table:table-cell>
          <table:table-cell/>
          <table:table-cell office:value-type="string" calcext:value-type="string">
            <text:p>(NOM en majuscule et prénom en minuscule)</text:p>
          </table:table-cell>
          <table:table-cell/>
        </table:table-row>
        <table:table-row table:style-name="ro1">
          <table:table-cell office:value-type="string" calcext:value-type="string">
            <text:p>NOM prénom étudiant 2 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 prénom étudiant 3 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 prénom étudiant 4 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 prénom étudiant 5 :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RL du projet « GitHub » :</text:p>
          </table:table-cell>
          <table:table-cell/>
          <table:table-cell office:value-type="string" calcext:value-type="string">
            <text:p>(mettre le texte du lien et un lien sur ce texte)</text:p>
          </table:table-cell>
          <table:table-cell/>
        </table:table-row>
        <table:table-row table:style-name="ro1">
          <table:table-cell office:value-type="string" calcext:value-type="string">
            <text:p>URL du site « GitHub Pages » 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MENU : <text:s/>(sélection du texte) insertion / hyperlien)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5" office:value-type="string" calcext:value-type="string">
            <text:p>URL <text:s/>( sélection du texte ; clic droit éditer l’hyperlien)</text:p>
          </table:table-cell>
          <table:table-cell table:style-name="Default"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Livrable 2 :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RL du projet «Gitlab» :</text:p>
          </table:table-cell>
          <table:table-cell/>
          <table:table-cell office:value-type="string" calcext:value-type="string">
            <text:p>(mettre le texte du lien et un lien sur ce texte)</text:p>
          </table:table-cell>
          <table:table-cell/>
        </table:table-row>
        <table:table-row table:style-name="ro1">
          <table:table-cell office:value-type="string" calcext:value-type="string">
            <text:p>URL du site « Gitlab Pages » 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L du projet «Bitbucket» 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L du site «Bitbucket Pages » :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number:currency-style style:name="N14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6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9:02:22.066329585</meta:creation-date>
    <dc:date>2025-06-19T19:20:40.917046252</dc:date>
    <meta:editing-duration>PT1H2M33S</meta:editing-duration>
    <meta:editing-cycles>16</meta:editing-cycles>
    <meta:generator>LibreOffice/7.4.7.2$Linux_X86_64 LibreOffice_project/40$Build-2</meta:generator>
    <meta:document-statistic meta:table-count="1" meta:cell-count="22" meta:object-count="0"/>
  </office:meta>
</office:document-meta>
</file>